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2in" fo:border="none"/>
    </style:style>
    <style:style style:name="P1" style:family="paragraph" style:parent-style-name="Table_20_Contents">
      <style:text-properties fo:font-size="16pt" officeooo:rsid="00035621" officeooo:paragraph-rsid="00035621" style:font-size-asian="16pt" style:font-size-complex="16pt"/>
    </style:style>
    <style:style style:name="P2" style:family="paragraph" style:parent-style-name="Table_20_Contents">
      <style:text-properties fo:font-size="16pt" officeooo:rsid="00035621" officeooo:paragraph-rsid="00092935" style:font-size-asian="16pt" style:font-size-complex="16pt"/>
    </style:style>
    <style:style style:name="P3" style:family="paragraph" style:parent-style-name="Table_20_Contents">
      <style:text-properties fo:font-size="16pt" officeooo:rsid="000427d1" officeooo:paragraph-rsid="000427d1" style:font-size-asian="16pt" style:font-size-complex="16pt"/>
    </style:style>
    <style:style style:name="P4" style:family="paragraph" style:parent-style-name="Table_20_Contents">
      <style:text-properties fo:font-size="16pt" officeooo:rsid="000427d1" officeooo:paragraph-rsid="00092935" style:font-size-asian="16pt" style:font-size-complex="16pt"/>
    </style:style>
    <style:style style:name="P5" style:family="paragraph" style:parent-style-name="Table_20_Contents">
      <style:text-properties fo:font-size="16pt" officeooo:rsid="000a2154" officeooo:paragraph-rsid="000a2154" style:font-size-asian="16pt" style:font-size-complex="16pt"/>
    </style:style>
    <style:style style:name="P6" style:family="paragraph" style:parent-style-name="Table_20_Contents">
      <style:text-properties fo:font-size="16pt" fo:font-weight="bold" officeooo:rsid="00035621" officeooo:paragraph-rsid="00092935" style:font-size-asian="16pt" style:font-weight-asian="bold" style:font-size-complex="16pt" style:font-weight-complex="bold"/>
    </style:style>
    <style:style style:name="P7" style:family="paragraph" style:parent-style-name="Table_20_Contents">
      <style:text-properties fo:font-size="16pt" fo:font-weight="bold" officeooo:rsid="000427d1" officeooo:paragraph-rsid="00092935" style:font-size-asian="16pt" style:font-weight-asian="bold" style:font-size-complex="16pt" style:font-weight-complex="bold"/>
    </style:style>
    <style:style style:name="P8" style:family="paragraph" style:parent-style-name="Table_20_Contents">
      <style:text-properties fo:font-size="16pt" fo:font-weight="bold" officeooo:rsid="00059cf8" officeooo:paragraph-rsid="00092935" style:font-size-asian="16pt" style:font-weight-asian="bold" style:font-size-complex="16pt" style:font-weight-complex="bold"/>
    </style:style>
    <style:style style:name="P9" style:family="paragraph" style:parent-style-name="Table_20_Contents">
      <style:text-properties fo:font-size="16pt" fo:font-weight="bold" officeooo:paragraph-rsid="00092935" style:font-size-asian="16pt" style:font-weight-asian="bold" style:font-size-complex="16pt" style:font-weight-complex="bold"/>
    </style:style>
    <style:style style:name="P10" style:family="paragraph" style:parent-style-name="Table_20_Contents">
      <style:text-properties fo:font-size="16pt" fo:font-weight="bold" officeooo:rsid="00092935" officeooo:paragraph-rsid="00092935" style:font-size-asian="16pt" style:font-weight-asian="bold" style:font-size-complex="16pt" style:font-weight-complex="bold"/>
    </style:style>
    <style:style style:name="P11" style:family="paragraph" style:parent-style-name="Table_20_Contents">
      <style:text-properties fo:font-size="16pt" fo:font-weight="normal" officeooo:paragraph-rsid="00059cf8" style:font-size-asian="16pt" style:font-weight-asian="normal" style:font-size-complex="16pt" style:font-weight-complex="normal"/>
    </style:style>
    <style:style style:name="P12" style:family="paragraph" style:parent-style-name="Table_20_Contents">
      <style:text-properties fo:font-size="16pt" fo:font-weight="normal" officeooo:rsid="00059cf8" officeooo:paragraph-rsid="00059cf8" style:font-size-asian="16pt" style:font-weight-asian="normal" style:font-size-complex="16pt" style:font-weight-complex="normal"/>
    </style:style>
    <style:style style:name="P13" style:family="paragraph" style:parent-style-name="Table_20_Contents">
      <style:text-properties fo:font-size="16pt" fo:font-weight="normal" officeooo:rsid="00059cf8" officeooo:paragraph-rsid="00092935" style:font-size-asian="16pt" style:font-weight-asian="normal" style:font-size-complex="16pt" style:font-weight-complex="normal"/>
    </style:style>
    <style:style style:name="P14" style:family="paragraph" style:parent-style-name="Table_20_Contents">
      <style:text-properties fo:font-size="16pt" fo:font-weight="normal" officeooo:rsid="00092935" officeooo:paragraph-rsid="00092935" style:font-size-asian="16pt" style:font-weight-asian="normal" style:font-size-complex="16pt" style:font-weight-complex="normal"/>
    </style:style>
    <style:style style:name="P15" style:family="paragraph" style:parent-style-name="Standard">
      <style:text-properties officeooo:paragraph-rsid="00092935"/>
    </style:style>
    <style:style style:name="P16" style:family="paragraph" style:parent-style-name="Table_20_Contents">
      <style:text-properties fo:font-size="16pt" fo:font-weight="bold" officeooo:paragraph-rsid="000a2154" style:font-size-asian="16pt" style:font-weight-asian="bold" style:font-size-complex="16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ba5ee" officeooo:paragraph-rsid="000ba5ee" style:font-size-asian="16pt" style:font-weight-asian="bold" style:font-size-complex="16pt" style:font-weight-complex="bold"/>
    </style:style>
    <style:style style:name="P18" style:family="paragraph" style:parent-style-name="Table_20_Contents">
      <style:text-properties fo:font-size="16pt" officeooo:rsid="000427d1" style:font-size-asian="16pt" style:font-size-complex="16pt"/>
    </style:style>
    <style:style style:name="P19" style:family="paragraph" style:parent-style-name="Table_20_Contents">
      <style:text-properties fo:font-size="16pt" officeooo:rsid="000427d1" officeooo:paragraph-rsid="000427d1" style:font-size-asian="16pt" style:font-size-complex="16pt"/>
    </style:style>
    <style:style style:name="P20" style:family="paragraph" style:parent-style-name="Table_20_Contents">
      <style:text-properties fo:font-size="16pt" officeooo:rsid="00035621" style:font-size-asian="16pt" style:font-size-complex="16pt"/>
    </style:style>
    <style:style style:name="P21" style:family="paragraph" style:parent-style-name="Table_20_Contents">
      <style:text-properties fo:font-size="16pt" officeooo:rsid="00035621" officeooo:paragraph-rsid="00035621" style:font-size-asian="16pt" style:font-size-complex="16pt"/>
    </style:style>
    <style:style style:name="P22" style:family="paragraph" style:parent-style-name="Table_20_Contents">
      <style:text-properties fo:font-size="16pt" fo:font-weight="normal" officeooo:rsid="00059cf8" style:font-size-asian="16pt" style:font-weight-asian="normal" style:font-size-complex="16pt" style:font-weight-complex="normal"/>
    </style:style>
    <style:style style:name="P23" style:family="paragraph" style:parent-style-name="Table_20_Contents">
      <style:text-properties fo:font-size="16pt" fo:font-weight="normal" officeooo:rsid="00059cf8" officeooo:paragraph-rsid="00059cf8" style:font-size-asian="16pt" style:font-weight-asian="normal" style:font-size-complex="16pt" style:font-weight-complex="normal"/>
    </style:style>
    <style:style style:name="T1" style:family="text">
      <style:text-properties officeooo:rsid="00035621"/>
    </style:style>
    <style:style style:name="T2" style:family="text">
      <style:text-properties officeooo:rsid="000427d1"/>
    </style:style>
    <style:style style:name="T3" style:family="text">
      <style:text-properties officeooo:rsid="0007b0c8"/>
    </style:style>
    <style:style style:name="T4" style:family="text">
      <style:text-properties officeooo:rsid="000922e9"/>
    </style:style>
    <style:style style:name="T5" style:family="text">
      <style:text-properties officeooo:rsid="000a21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Drama</text:p>
          </table:table-cell>
          <table:table-cell table:style-name="Table2.A1" office:value-type="string">
            <text:p text:style-name="P17">Not drama</text:p>
          </table:table-cell>
        </table:table-row>
        <table:table-row>
          <table:table-cell table:style-name="Table2.A1" office:value-type="string">
            <text:p text:style-name="P7">The Insider</text:p>
            <text:p text:style-name="P4">1999</text:p>
            <text:p text:style-name="P4">157 minutes</text:p>
            <text:p text:style-name="P4">Budget: <text:span text:style-name="T3">$68M</text:span></text:p>
            <text:p text:style-name="P4">8.0 stars (28780 votes)</text:p>
            <text:p text:style-name="P4">MPAA rating: R</text:p>
          </table:table-cell>
          <table:table-cell table:style-name="Table2.A1" office:value-type="string">
            <text:p text:style-name="P10">The Purple Rose of Cairo</text:p>
            <text:p text:style-name="P14">1985</text:p>
            <text:p text:style-name="P14">84 minutes</text:p>
            <text:p text:style-name="P14">Budget: $15M</text:p>
            <text:p text:style-name="P14">7.5 stars (5273 votes)</text:p>
            <text:p text:style-name="P14">MPAA rating: G</text:p>
          </table:table-cell>
        </table:table-row>
        <table:table-row>
          <table:table-cell table:style-name="Table2.A1" office:value-type="string">
            <text:p text:style-name="P9">When Night Is Falling</text:p>
            <text:p text:style-name="P2">1995</text:p>
            <text:p text:style-name="P2">93 minutes</text:p>
            <text:p text:style-name="P2">Budget: unknown</text:p>
            <text:p text:style-name="P2">6.7 stars (1158 votes)</text:p>
            <text:p text:style-name="P2">MPAA rating: R</text:p>
          </table:table-cell>
          <table:table-cell table:style-name="Table2.A1" office:value-type="string">
            <text:p text:style-name="P6">Busted</text:p>
            <text:p text:style-name="P2">1989</text:p>
            <text:p text:style-name="P2">80 minutes</text:p>
            <text:p text:style-name="P2">Budget: unknown</text:p>
            <text:p text:style-name="P2">5.0 <text:span text:style-name="T2">stars</text:span> (15 votes)</text:p>
            <text:p text:style-name="P2">MPAA rating: G</text:p>
          </table:table-cell>
        </table:table-row>
        <table:table-row>
          <table:table-cell table:style-name="Table2.A1" office:value-type="string">
            <text:p text:style-name="P9"><text:span text:style-name="T2">La </text:span>Traviata</text:p>
            <text:p text:style-name="P4">1982</text:p>
            <text:p text:style-name="P4">109 minutes</text:p>
            <text:p text:style-name="P4">Budget: unknown</text:p>
            <text:p text:style-name="P4">8.4 stars (250 votes)</text:p>
            <text:p text:style-name="P4">MPAA rating: G</text:p>
          </table:table-cell>
          <table:table-cell table:style-name="Table2.A1" office:value-type="string">
            <text:p text:style-name="P16">Rembrandt</text:p>
            <text:p text:style-name="P5">2003</text:p>
            <text:p text:style-name="P2"><text:span text:style-name="T5">109</text:span> minutes</text:p>
            <text:p text:style-name="P2">Budget: <text:span text:style-name="T5">$3M</text:span></text:p>
            <text:p text:style-name="P2"><text:span text:style-name="T5">6.8</text:span> <text:span text:style-name="T2">stars</text:span> (<text:span text:style-name="T5">416</text:span> votes)</text:p>
            <text:p text:style-name="P2">MPA rating: G</text:p>
          </table:table-cell>
        </table:table-row>
        <table:table-row>
          <table:table-cell table:style-name="Table2.A1" office:value-type="string">
            <text:p text:style-name="P10">Yume</text:p>
            <text:p text:style-name="P14">1990</text:p>
            <text:p text:style-name="P14">119 minutes</text:p>
            <text:p text:style-name="P14">Budget: $12M</text:p>
            <text:p text:style-name="P14">7.5 stars (2735 votes)</text:p>
            <text:p text:style-name="P14">MPAA rating: G</text:p>
          </table:table-cell>
          <table:table-cell table:style-name="Table2.A1" office:value-type="string">
            <text:p text:style-name="P8">Ghosts of the Abyss</text:p>
            <text:p text:style-name="P13">2003</text:p>
            <text:p text:style-name="P13">43 minutes</text:p>
            <text:p text:style-name="P13">Budget: <text:span text:style-name="T4">$</text:span>1<text:span text:style-name="T4">3M</text:span></text:p>
            <text:p text:style-name="P13">6.6 stars (664)</text:p>
            <text:p text:style-name="P13">MPAA rating: PG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13:16:55.078804065</meta:creation-date>
    <dc:date>2018-05-22T20:46:25.349887345</dc:date>
    <meta:editing-duration>PT38M55S</meta:editing-duration>
    <meta:editing-cycles>7</meta:editing-cycles>
    <meta:generator>LibreOffice/5.4.6.2$Linux_X86_64 LibreOffice_project/40m0$Build-2</meta:generator>
    <meta:document-statistic meta:table-count="1" meta:image-count="0" meta:object-count="0" meta:page-count="1" meta:paragraph-count="50" meta:word-count="118" meta:character-count="617" meta:non-whitespace-character-count="549"/>
  </office:meta>
</office:document-meta>
</file>